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14e2" officeooo:paragraph-rsid="001114e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1b38f" officeooo:paragraph-rsid="001114e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114e2" officeooo:paragraph-rsid="001114e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1b38f" officeooo:paragraph-rsid="0011b38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33e33" officeooo:paragraph-rsid="00133e3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4ac3b" officeooo:paragraph-rsid="0014ac3b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1b38f" officeooo:paragraph-rsid="0016846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4ac3b"/>
    </style:style>
    <style:style style:name="P9" style:family="paragraph" style:parent-style-name="Standard">
      <style:paragraph-properties fo:text-align="start" style:justify-single-word="false"/>
      <style:text-properties officeooo:rsid="00161430" officeooo:paragraph-rsid="00161430"/>
    </style:style>
    <style:style style:name="P10" style:family="paragraph" style:parent-style-name="Standard">
      <style:paragraph-properties fo:text-align="start" style:justify-single-word="false"/>
      <style:text-properties officeooo:rsid="00168462" officeooo:paragraph-rsid="00168462"/>
    </style:style>
    <style:style style:name="P11" style:family="paragraph" style:parent-style-name="Standard">
      <style:paragraph-properties fo:text-align="start" style:justify-single-word="false"/>
      <style:text-properties officeooo:rsid="0018a8b3" officeooo:paragraph-rsid="0018a8b3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a8878" officeooo:paragraph-rsid="001a887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011b38f" officeooo:paragraph-rsid="0016846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officeooo:rsid="0011b38f" officeooo:paragraph-rsid="0011b38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1b38f" officeooo:paragraph-rsid="0011b38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b3d6b" officeooo:paragraph-rsid="001b3d6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25d53" officeooo:paragraph-rsid="00125d5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a8878" officeooo:paragraph-rsid="001a887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e14b8" officeooo:paragraph-rsid="001e14b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weight="normal" officeooo:rsid="00125d53" officeooo:paragraph-rsid="0014ac3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pt" fo:font-weight="normal" officeooo:rsid="00133e33" officeooo:paragraph-rsid="00133e33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pt" fo:font-weight="normal" officeooo:rsid="0014ac3b" officeooo:paragraph-rsid="0014ac3b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pt" officeooo:paragraph-rsid="0014ac3b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officeooo:rsid="00168462" officeooo:paragraph-rsid="00168462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0pt" officeooo:rsid="0018a8b3" officeooo:paragraph-rsid="0018a8b3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officeooo:rsid="00168462" officeooo:paragraph-rsid="00168462"/>
    </style:style>
    <style:style style:name="P27" style:family="paragraph" style:parent-style-name="Standard">
      <style:paragraph-properties fo:text-align="start" style:justify-single-word="false"/>
      <style:text-properties officeooo:rsid="00161430" officeooo:paragraph-rsid="00161430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weight="normal" officeooo:paragraph-rsid="001bd5b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weight="normal" officeooo:rsid="001e14b8" officeooo:paragraph-rsid="001bd5bf" style:font-weight-asian="normal" style:font-weight-complex="normal"/>
    </style:style>
    <style:style style:name="P30" style:family="paragraph" style:parent-style-name="Text_20_body" style:list-style-name="L1">
      <style:paragraph-properties fo:margin-top="0cm" fo:margin-bottom="0.423cm" loext:contextual-spacing="false" style:line-height-at-least="0.635cm" fo:widows="1"/>
    </style:style>
    <style:style style:name="T1" style:family="text">
      <style:text-properties officeooo:rsid="00133e33"/>
    </style:style>
    <style:style style:name="T2" style:family="text">
      <style:text-properties officeooo:rsid="0014ac3b"/>
    </style:style>
    <style:style style:name="T3" style:family="text">
      <style:text-properties officeooo:rsid="00168462"/>
    </style:style>
    <style:style style:name="T4" style:family="text">
      <style:text-properties officeooo:rsid="0017b283"/>
    </style:style>
    <style:style style:name="T5" style:family="text">
      <style:text-properties officeooo:rsid="001a8878"/>
    </style:style>
    <style:style style:name="T6" style:family="text">
      <style:text-properties fo:font-size="12pt" fo:font-weight="bold" officeooo:rsid="001b3d6b" style:font-size-asian="12pt" style:font-weight-asian="bold" style:font-size-complex="12pt" style:font-weight-complex="bold"/>
    </style:style>
    <style:style style:name="T7" style:family="text">
      <style:text-properties fo:font-size="12pt" officeooo:rsid="001b3d6b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1b3d6b" style:font-size-asian="12pt" style:font-size-complex="12pt"/>
    </style:style>
    <style:style style:name="T9" style:family="text">
      <style:text-properties fo:font-variant="normal" fo:text-transform="none" fo:color="#4078c0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333333" fo:font-size="12pt" fo:letter-spacing="normal" fo:font-style="normal"/>
    </style:style>
    <style:style style:name="T11" style:family="text">
      <style:text-properties fo:font-variant="normal" fo:text-transform="none" fo:color="#333333" fo:font-size="12pt" fo:letter-spacing="normal" fo:font-style="normal" officeooo:rsid="001b3d6b"/>
    </style:style>
    <style:style style:name="T12" style:family="text">
      <style:text-properties fo:font-variant="normal" fo:text-transform="none" fo:color="#333333" fo:font-size="12pt" fo:letter-spacing="normal" fo:font-style="normal" officeooo:rsid="001bd5bf"/>
    </style:style>
    <style:style style:name="T13" style:family="text">
      <style:text-properties fo:font-variant="normal" fo:text-transform="none" fo:color="#333333" fo:font-size="12pt" fo:letter-spacing="normal" fo:font-style="normal" officeooo:rsid="001cf1dc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gvistica italiana II</text:p>
      <text:p text:style-name="P1">Modulo A</text:p>
      <text:p text:style-name="P1"/>
      <text:p text:style-name="P1">Relazione di fine modulo</text:p>
      <text:p text:style-name="P2"/>
      <text:p text:style-name="P1"/>
      <text:p text:style-name="P3">Valeriya Slovikovskaya</text:p>
      <text:p text:style-name="P3">matricola 503602</text:p>
      <text:p text:style-name="P3"/>
      <text:p text:style-name="P3"/>
      <text:p text:style-name="P3"/>
      <text:p text:style-name="P4">Dialogo DGmtA01F del corpus CLIPS</text:p>
      <text:p text:style-name="P4">Città: Firenze</text:p>
      <text:p text:style-name="P4"/>
      <text:p text:style-name="P15"/>
      <text:p text:style-name="P18">Passi da eseguire:</text:p>
      <text:p text:style-name="P4"/>
      <text:p text:style-name="P17">1. Controll<text:span text:style-name="T5">are</text:span> della trascrizione originale, <text:span text:style-name="T5">riportare/corregger gli e</text:span>rrori <text:span text:style-name="T5">nel testo</text:span></text:p>
      <text:p text:style-name="P20">suggeriment<text:span text:style-name="T5">i</text:span>: </text:p>
      <text:p text:style-name="P20"><text:span text:style-name="T2">1. </text:span>indicare <text:span text:style-name="T1">tutti i casi in cui si hanno dubbi</text:span></text:p>
      <text:p text:style-name="P21">- il parlante e il turno secondo la codifica originale</text:p>
      <text:p text:style-name="P21">- descrizione</text:p>
      <text:p text:style-name="P21">- punto del file del audio</text:p>
      <text:p text:style-name="P22">es: plA02B #10: nella realtà il parlante non pronuncia la -d eufonica indicata nella trascrizione deve essere corretta in «a un amico» (30 secondi)</text:p>
      <text:p text:style-name="P23">2. inserire le correzioni (solo nel caso in cui l“errore si può considerare certo)</text:p>
      <text:p text:style-name="P8"/>
      <text:p text:style-name="P9">2. Ottenere trascrizione con Google e Dragon (versione 13)</text:p>
      <text:p text:style-name="P9"/>
      <text:p text:style-name="P9">3. Preparare l“output di Google e Dragon</text:p>
      <text:p text:style-name="P9"/>
      <text:p text:style-name="P9">Per il controllo <text:span text:style-name="T3">con SCLITE i file devono essere suddivisi in modo corrispondente alle trascrizioni disponibili su CLIPS</text:span></text:p>
      <text:p text:style-name="P9"/>
      <text:p text:style-name="P7">DGmtA01F-<text:span text:style-name="T3">Dragon</text:span></text:p>
      <text:p text:style-name="P7">DGmtA01F-<text:span text:style-name="T3">Google</text:span></text:p>
      <text:p text:style-name="P13"/>
      <text:p text:style-name="P10"><text:span text:style-name="T5">4</text:span>. Convertire i file per il controllo con SCLITE</text:p>
      <text:p text:style-name="P10"/>
      <text:p text:style-name="P24">- Eliminare note, segni di interpunzione</text:p>
      <text:p text:style-name="P24">- separare con a capo (new line) ogni enunciazione — tipicamente ogni frase</text:p>
      <text:p text:style-name="P24">- inserire a fondo enunciazione un codice tra parentesi tonde con identificativo del parlante, trattino basso e numero progressivo</text:p>
      <text:p text:style-name="P24">- <text:span text:style-name="T4">il codice del parlante deve essere fatto in questo modo: iniziali del parlante, con lettere maiuscole e senza punti, seguite dal trattino e dal nome della città <text:s/>Es: TSM-Bari_1</text:span></text:p>
      <text:p text:style-name="P25">Devono essere eliminati anche gli spazzi doppi</text:p>
      <text:p text:style-name="P11"/>
      <text:p text:style-name="P11"><text:span text:style-name="T5">5</text:span>. Calcolo del WER</text:p>
      <text:p text:style-name="P11"><text:span text:style-name="T5">6</text:span>. Commentare (5 - 10 pagine)</text:p>
      <text:p text:style-name="P9"/>
      <text:p text:style-name="P6"/>
      <text:p text:style-name="P6"/>
      <text:p text:style-name="P5"/>
      <text:p text:style-name="P12"><text:soft-page-break/>2. Trascrizioni</text:p>
      <text:p text:style-name="P12"/>
      <text:p text:style-name="P19">La trascrizione con <text:span text:style-name="T14">Dragon</text:span> e“ ottenuto con applicazione Dragon NaturallySpeaking versione 13.</text:p>
      <text:p text:style-name="P12"/>
      <text:p text:style-name="P28"><text:span text:style-name="T7">La trascrizione con </text:span><text:span text:style-name="T6">Google</text:span><text:span text:style-name="T7"> API è ottenuta usando libreria SpeachRecognition (vedi </text:span><text:span text:style-name="T8">https://github.com/Uberi/speech_recognition</text:span><text:span text:style-name="T7">) la quale presta l“interfacia di communicazione con diversi API, </text:span><text:span text:style-name="T10">Google Speech Recognition </text:span><text:span text:style-name="T11">compreso. </text:span><text:span text:style-name="T12">E“ stato usato script examples/</text:span><text:bookmark-start text:name="__DdeLink__1529_343394491"/><text:span text:style-name="T12">audio_transcribe</text:span><text:bookmark-end text:name="__DdeLink__1529_343394491"/><text:span text:style-name="T12">.py, il quale </text:span><text:span text:style-name="T13">usa ogni frammento di </text:span><text:span text:style-name="T12">audio </text:span><text:span text:style-name="T13">spezzetato </text:span><text:span text:style-name="T12">in </text:span><text:span text:style-name="T13">parti</text:span><text:span text:style-name="T12"> da 10 secondi come payload della richiesta al Google Speech recognition API.</text:span></text:p>
      <text:p text:style-name="P29"><text:span text:style-name="T12"/></text:p>
      <text:list xml:id="list2636494712223598182" text:style-name="L1">
        <text:list-header>
          <text:p text:style-name="P30"><text:span text:style-name="T9"/></text:p>
        </text:list-header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3:48:07.995130823</meta:creation-date>
    <dc:date>2017-01-04T19:35:22.381730997</dc:date>
    <meta:editing-duration>PT1H45M31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2" meta:paragraph-count="33" meta:word-count="296" meta:character-count="1958" meta:non-whitespace-character-count="1692"/>
  </office:meta>
</office:document-meta>
</file>